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dc5e3" officeooo:paragraph-rsid="000dc5e3"/>
    </style:style>
    <style:style style:name="P2" style:family="paragraph" style:parent-style-name="Standard">
      <style:text-properties officeooo:rsid="000dc5e3" officeooo:paragraph-rsid="000dc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ou can <text:s/>App me on +26378156559</text:p>
      <text:p text:style-name="P2"/>
      <text:p text:style-name="P2">You can call me on +27697625246</text:p>
      <text:p text:style-name="P2"/>
      <text:p text:style-name="P2">I <text:s text:c="2"/>am always available as long as it working hours</text:p>
      <text:p text:style-name="P2"><text:s/></text:p>
      <text:p text:style-name="P2">THANK YO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c5e3" officeooo:paragraph-rsid="000dc5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y contact detail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2:51:32.484466895</meta:creation-date>
    <dc:date>2024-02-01T12:56:36.200679037</dc:date>
    <meta:editing-duration>PT5M5S</meta:editing-duration>
    <meta:editing-cycles>1</meta:editing-cycles>
    <meta:document-statistic meta:table-count="0" meta:image-count="0" meta:object-count="0" meta:page-count="1" meta:paragraph-count="6" meta:word-count="27" meta:character-count="142" meta:non-whitespace-character-count="115"/>
    <meta:generator>LibreOffice/7.3.7.2$Linux_X86_64 LibreOffice_project/30$Build-2</meta:generator>
  </office:meta>
</office:document-meta>
</file>